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C1000000C132EFABF80381A12F.png" manifest:media-type="image/png"/>
  <manifest:file-entry manifest:full-path="Pictures/10000000000000C1000000C13A6265D4297A9D35.png" manifest:media-type="image/png"/>
  <manifest:file-entry manifest:full-path="Pictures/10000000000000D0000000D00F0536FF408EAFE7.png" manifest:media-type="image/png"/>
  <manifest:file-entry manifest:full-path="Pictures/10000000000000C1000000C110936367167750E9.png" manifest:media-type="image/png"/>
  <manifest:file-entry manifest:full-path="Pictures/10000000000000D0000000D09CAE984A0FB038B2.png" manifest:media-type="image/png"/>
  <manifest:file-entry manifest:full-path="Pictures/10000000000000D0000000D0CFC32467200E2D1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6616" officeooo:paragraph-rsid="000666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998cm" svg:y="0.884cm" svg:width="5.503cm" svg:height="5.503cm" draw:z-index="0"><draw:image xlink:href="Pictures/10000000000000D0000000D09CAE984A0FB038B2.png" xlink:type="simple" xlink:show="embed" xlink:actuate="onLoad" loext:mime-type="image/png"/></draw:frame><draw:frame draw:style-name="fr1" draw:name="Image2" text:anchor-type="paragraph" svg:x="5.193cm" svg:y="0.82cm" svg:width="5.503cm" svg:height="5.503cm" draw:z-index="1"><draw:image xlink:href="Pictures/10000000000000D0000000D0CFC32467200E2D1B.png" xlink:type="simple" xlink:show="embed" xlink:actuate="onLoad" loext:mime-type="image/png"/></draw:frame><draw:frame draw:style-name="fr1" draw:name="Image3" text:anchor-type="paragraph" svg:x="11.49cm" svg:y="0.953cm" svg:width="5.503cm" svg:height="5.503cm" draw:z-index="2"><draw:image xlink:href="Pictures/10000000000000D0000000D00F0536FF408EAFE7.png" xlink:type="simple" xlink:show="embed" xlink:actuate="onLoad" loext:mime-type="image/png"/></draw:frame>5.5 cm on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5.1 cm ones </text:p>
      <text:p text:style-name="P1"/>
      <text:p text:style-name="P1"/>
      <text:p text:style-name="P1"/>
      <text:p text:style-name="P1"/>
      <text:p text:style-name="P1"><draw:frame draw:style-name="fr1" draw:name="Image4" text:anchor-type="paragraph" svg:x="-0.614cm" svg:y="0.259cm" svg:width="5.106cm" svg:height="5.106cm" draw:z-index="3"><draw:image xlink:href="Pictures/10000000000000C1000000C110936367167750E9.png" xlink:type="simple" xlink:show="embed" xlink:actuate="onLoad" loext:mime-type="image/png"/></draw:frame><draw:frame draw:style-name="fr1" draw:name="Image5" text:anchor-type="paragraph" svg:x="5.71cm" svg:y="0.445cm" svg:width="5.106cm" svg:height="5.106cm" draw:z-index="4"><draw:image xlink:href="Pictures/10000000000000C1000000C13A6265D4297A9D35.png" xlink:type="simple" xlink:show="embed" xlink:actuate="onLoad" loext:mime-type="image/png"/></draw:frame><draw:frame draw:style-name="fr1" draw:name="Image6" text:anchor-type="paragraph" svg:x="12.324cm" svg:y="0.259cm" svg:width="5.106cm" svg:height="5.106cm" draw:z-index="5"><draw:image xlink:href="Pictures/10000000000000C1000000C132EFABF80381A12F.png" xlink:type="simple" xlink:show="embed" xlink:actuate="onLoad" loext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4:23:21.299969922</meta:creation-date>
    <dc:date>2019-11-18T14:39:02.579409631</dc:date>
    <meta:editing-duration>PT10M20S</meta:editing-duration>
    <meta:editing-cycles>3</meta:editing-cycles>
    <meta:generator>LibreOffice/6.0.7.3$Linux_X86_64 LibreOffice_project/00m0$Build-3</meta:generator>
    <meta:document-statistic meta:table-count="0" meta:image-count="6" meta:object-count="0" meta:page-count="1" meta:paragraph-count="2" meta:word-count="6" meta:character-count="23" meta:non-whitespace-character-count="18"/>
  </office:meta>
</office:document-meta>
</file>